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624cm" style:rel-column-width="33250*"/>
    </style:style>
    <style:style style:name="Tabella3.B" style:family="table-column">
      <style:table-column-properties style:column-width="8.375cm" style:rel-column-width="32285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_5b_Eg_5d_TitoloTabella">Lista di Distribuzion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B1" office:value-type="string">
            <text:p text:style-name="_5b_Eg_5d_ContenutoTabella">Ruolo</text:p>
          </table:table-cell>
        </table:table-row>
        <table:table-row>
          <table:table-cell table:style-name="Tabella3.A2" office:value-type="string">
            <text:p text:style-name="_5b_Eg_5d_TestoTabella">Tullio Vardanega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Renato Conte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Lucia Meneghello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B2" office:value-type="string">
            <text:p text:style-name="_5b_Eg_5d_TestoTabella">Responsabile</text:p>
          </table:table-cell>
        </table:table-row>
        <table:table-row>
          <table:table-cell table:style-name="Tabella3.A2" office:value-type="string">
            <text:p text:style-name="_5b_Eg_5d_TestoTabella">Eric Miotto</text:p>
          </table:table-cell>
          <table:table-cell table:style-name="Tabella3.B2" office:value-type="string">
            <text:p text:style-name="_5b_Eg_5d_TestoTabella">Amministratore/Programmatore</text:p>
          </table:table-cell>
        </table:table-row>
        <table:table-row>
          <table:table-cell table:style-name="Tabella3.A2" office:value-type="string">
            <text:p text:style-name="_5b_Eg_5d_TestoTabella">Stefano Gazzola</text:p>
          </table:table-cell>
          <table:table-cell table:style-name="Tabella3.B2" office:value-type="string">
            <text:p text:style-name="_5b_Eg_5d_TestoTabella">Programmatore</text:p>
          </table:table-cell>
        </table:table-row>
        <table:table-row>
          <table:table-cell table:style-name="Tabella3.A2" office:value-type="string">
            <text:p text:style-name="_5b_Eg_5d_TestoTabella">Roberto Pordon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Lorenzo Daniele</text:p>
          </table:table-cell>
          <table:table-cell table:style-name="Tabella3.B2" office:value-type="string">
            <text:p text:style-name="_5b_Eg_5d_TestoTabella">Programmatore</text:p>
          </table:table-cell>
        </table:table-row>
        <table:table-row>
          <table:table-cell table:style-name="Tabella3.A2" office:value-type="string">
            <text:p text:style-name="_5b_Eg_5d_TestoTabella">Alberto Meneghello</text:p>
          </table:table-cell>
          <table:table-cell table:style-name="Tabella3.B2" office:value-type="string">
            <text:p text:style-name="_5b_Eg_5d_TestoTabella">Programmato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margin-top="0.199cm" fo:margin-bottom="0.3cm"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paragraph-properties fo:margin-left="0.25cm" fo:margin-right="0cm" fo:text-indent="0cm" style:auto-text-indent="false"/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paragraph-properties fo:margin-left="0.499cm" fo:margin-right="0cm" fo:text-indent="0cm" style:auto-text-indent="false"/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Lucida Sans Unicode3" fo:font-style="italic"/>
    </style:style>
    <style:style style:name="_5b_Eg_5d_Sottotitolo3" style:display-name="[Eg]Sottotitolo3" style:family="paragraph" style:parent-style-name="Standard" style:default-outline-level="4">
      <style:paragraph-properties fo:margin-left="0.499cm" fo:margin-right="0cm" fo:text-indent="0cm" style:auto-text-indent="false"/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Codice" style:display-name="[Eg]Codice" style:family="paragraph" style:class="text" style:master-page-name="">
      <style:paragraph-properties fo:margin-left="1cm" fo:margin-right="1cm" fo:text-indent="0cm" style:auto-text-indent="false" fo:background-color="#e6e6e6" fo:padding="0.049cm" fo:border-left="none" fo:border-right="none" fo:border-top="none" fo:border-bottom="0.018cm solid #800000" style:shadow="none" style:join-border="false">
        <style:tab-stops/>
        <style:drop-cap/>
        <style:background-image/>
      </style:paragraph-properties>
      <style:text-properties style:font-name="Courier New" fo:font-size="10pt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Titolo documento – C04<text:tab/></text:span><text:span text:style-name="T2"><text:page-number text:select-page="current">1</text:page-number></text:span><text:span text:style-name="T2">/</text:span><text:span text:style-name="T2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Eric Miotto</meta:initial-creator>
    <meta:creation-date>2007-01-15T19:41:35</meta:creation-date>
    <dc:creator>Lucia Meneghello</dc:creator>
    <dc:date>2007-03-12T16:20:25</dc:date>
    <dc:language>it-IT</dc:language>
    <meta:editing-cycles>4</meta:editing-cycles>
    <meta:editing-duration>PT7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38" meta:character-count="341"/>
  </office:meta>
</office:document-meta>
</file>